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15.08mm" fo:break-before="auto" style:use-optimal-row-height="true"/>
    </style:style>
    <style:style style:name="ro8" style:family="table-row">
      <style:table-row-properties style:row-height="17.99mm" fo:break-before="auto" style:use-optimal-row-height="true"/>
    </style:style>
    <style:style style:name="ro9" style:family="table-row">
      <style:table-row-properties style:row-height="20.37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ucida Consol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ext-properties fo:color="#ce181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. description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4" table:number-rows-spanned="19">
            <text:p>MariaDB 10.3 master to slave replication using GP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 node.</text:p>
            <text:p/>
            <text:p>Please move to sheet “1. env” to start.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92.168.56.101) default</text:p>
          </table:table-cell>
          <table:table-cell table:style-name="ce6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is must be executed on Node1 onl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should be executed on Node2 only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his must be executed on both nodes</text:p>
          </table:table-cell>
          <table:covered-table-cell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env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92.168.56.101) default</text:p>
          </table:table-cell>
          <table:table-cell table:style-name="ce6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53" table:number-columns-repeated="1019"/>
          <table:table-cell table:style-name="ce63"/>
        </table:table-row>
        <table:table-row table:style-name="ro1">
          <table:table-cell table:style-name="ce2"/>
          <table:table-cell table:style-name="ce6" office:value-type="string" calcext:value-type="string">
            <text:p>080027C49A21</text:p>
          </table:table-cell>
          <table:table-cell table:style-name="ce6" office:value-type="string" calcext:value-type="string">
            <text:p>0800273FA181</text:p>
          </table:table-cell>
          <table:table-cell table:style-name="ce4"/>
          <table:table-cell table:style-name="ce53" table:number-columns-repeated="1019"/>
          <table:table-cell table:style-name="ce63"/>
        </table:table-row>
        <table:table-row table:style-name="ro1">
          <table:table-cell table:style-name="ce13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2">
          <table:table-cell table:style-name="ce13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3">
          <table:table-cell table:style-name="ce14" office:value-type="string" calcext:value-type="string">
            <text:p><text:span text:style-name="T1">check if firewall is off</text:span></text:p>
          </table:table-cell>
          <table:table-cell table:style-name="ce22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4" office:value-type="string" calcext:value-type="string">
            <text:p>disable at startup</text:p>
          </table:table-cell>
          <table:table-cell table:style-name="ce22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2">
          <table:table-cell table:style-name="ce14"/>
          <table:table-cell table:style-name="ce33" office:value-type="string" calcext:value-type="string" table:number-columns-spanned="2" table:number-rows-spanned="1">
            <text:p>yum clean all &amp;&amp; rm -rf /var/cache/yum &amp;&amp; yum makecache fast</text:p>
            <text:p/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 &amp;&amp; yum -y upgrad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t correct timezone</text:p>
          </table:table-cell>
          <table:table-cell table:style-name="ce21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4">
          <table:table-cell table:style-name="ce13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21"/>
          <table:table-cell table:style-name="ce45" office:value-type="string" calcext:value-type="string">
            <text:p>http://downloads.mariadb.org/mariadb/repositories/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 fast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top db server</text:p>
          </table:table-cell>
          <table:table-cell table:style-name="ce21" office:value-type="string" calcext:value-type="string" table:number-columns-spanned="2" table:number-rows-spanned="1">
            <text:p>systemctl stop mariadb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45" office:value-type="string" calcext:value-type="string">
            <text:p>set db1.org.lan for node1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5" office:value-type="string" calcext:value-type="string">
            <text:p>not it is time to clone the server</text:p>
          </table:table-cell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 table:number-rows-repeated="34">
          <table:table-cell table:style-name="Default"/>
          <table:table-cell table:style-name="ce35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42"/>
          <table:table-cell table:number-columns-repeated="1021"/>
        </table:table-row>
        <table:table-row table:style-name="ro1">
          <table:table-cell table:number-columns-repeated="3"/>
          <table:table-cell table:style-name="ce48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9"/>
          <table:table-cell table:style-name="ce39" table:number-columns-repeated="2"/>
          <table:table-cell table:style-name="ce48"/>
          <table:table-cell table:style-name="ce62" table:number-columns-repeated="1019"/>
          <table:table-cell table:style-name="ce65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>
          <table:table-cell/>
          <table:table-cell table:style-name="ce40"/>
          <table:table-cell/>
          <table:table-cell table:style-name="ce51"/>
          <table:table-cell table:number-columns-repeated="1020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5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33" table:number-columns-repeated="2"/>
          <table:table-cell table:number-columns-repeated="1021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/>
          <table:table-cell table:style-name="ce43"/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server id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92.168.56.101) default</text:p>
          </table:table-cell>
          <table:table-cell table:style-name="ce6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table:style-name="ce13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13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5" office:value-type="string" calcext:value-type="string">
            <text:p>make sure the node1 reports db1.org.lan and node2 reports db2.org.lan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table:style-name="ce17" office:value-type="string" calcext:value-type="string">
            <text:p>stop the database daemon</text:p>
          </table:table-cell>
          <table:table-cell table:style-name="ce36" office:value-type="string" calcext:value-type="string" table:number-columns-spanned="2" table:number-rows-spanned="1">
            <text:p>systemctl stop mariadb</text:p>
          </table:table-cell>
          <table:covered-table-cell table:style-name="ce36" office:value-type="string" calcext:value-type="string">
            <text:p>systemctl stop maridb</text:p>
          </table:covered-table-cell>
          <table:table-cell table:style-name="ce46"/>
          <table:table-cell table:style-name="ce30" table:number-columns-repeated="1019"/>
          <table:table-cell/>
        </table:table-row>
        <table:table-row table:style-name="ro1">
          <table:table-cell table:style-name="ce17" office:value-type="string" calcext:value-type="string">
            <text:p>make sure the service is not running</text:p>
          </table:table-cell>
          <table:table-cell table:style-name="ce36" office:value-type="string" calcext:value-type="string" table:number-columns-spanned="2" table:number-rows-spanned="1">
            <text:p>systemctl status mariadb</text:p>
          </table:table-cell>
          <table:covered-table-cell table:style-name="ce36" office:value-type="string" calcext:value-type="string">
            <text:p>systemctl status maridb</text:p>
          </table:covered-table-cell>
          <table:table-cell table:style-name="ce46"/>
          <table:table-cell table:style-name="ce30" table:number-columns-repeated="1019"/>
          <table:table-cell/>
        </table:table-row>
        <table:table-row table:style-name="ro5">
          <table:table-cell table:style-name="ce17" office:value-type="string" calcext:value-type="string">
            <text:p>make sure there are no mysql processes running</text:p>
          </table:table-cell>
          <table:table-cell table:style-name="ce36" office:value-type="string" calcext:value-type="string" table:number-columns-spanned="2" table:number-rows-spanned="1">
            <text:p>ps aux|grep [m]ysql</text:p>
          </table:table-cell>
          <table:covered-table-cell table:style-name="ce36"/>
          <table:table-cell table:style-name="ce46"/>
          <table:table-cell table:style-name="ce30" table:number-columns-repeated="1019"/>
          <table:table-cell/>
        </table:table-row>
        <table:table-row table:style-name="ro5">
          <table:table-cell table:style-name="ce17" office:value-type="string" calcext:value-type="string">
            <text:p>If the databas process are running then kill it</text:p>
          </table:table-cell>
          <table:table-cell table:style-name="ce36" office:value-type="string" calcext:value-type="string" table:number-columns-spanned="2" table:number-rows-spanned="1">
            <text:p>kill</text:p>
          </table:table-cell>
          <table:covered-table-cell table:style-name="ce36"/>
          <table:table-cell table:style-name="ce46"/>
          <table:table-cell table:style-name="ce30" table:number-columns-repeated="1019"/>
          <table:table-cell/>
        </table:table-row>
        <table:table-row table:style-name="ro5">
          <table:table-cell table:style-name="ce17" office:value-type="string" calcext:value-type="string">
            <text:p>remove log files</text:p>
          </table:table-cell>
          <table:table-cell table:style-name="ce36" office:value-type="string" calcext:value-type="string" table:number-columns-spanned="2" table:number-rows-spanned="1">
            <text:p>rm -rf /var/lib/mysql/ib_logfile*</text:p>
          </table:table-cell>
          <table:covered-table-cell table:style-name="ce36" office:value-type="string" calcext:value-type="string">
            <text:p>rm -rf /var/lib/mysql/ib_logfile*</text:p>
          </table:covered-table-cell>
          <table:table-cell table:style-name="ce48" office:value-type="string" calcext:value-type="string">
            <text:p>maridb service must be offline, otherwise there will be problems in future</text:p>
          </table:table-cell>
          <table:table-cell table:style-name="ce30" table:number-columns-repeated="1019"/>
          <table:table-cell/>
        </table:table-row>
        <table:table-row table:style-name="ro2">
          <table:table-cell table:style-name="ce17" office:value-type="string" calcext:value-type="string">
            <text:p>backup original server conf</text:p>
          </table:table-cell>
          <table:table-cell table:style-name="ce36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36"/>
          <table:table-cell table:style-name="ce46"/>
          <table:table-cell table:style-name="ce30" table:number-columns-repeated="1019"/>
          <table:table-cell/>
        </table:table-row>
        <table:table-row table:style-name="ro1">
          <table:table-cell table:style-name="ce17" office:value-type="string" calcext:value-type="string">
            <text:p>make sure the backup is there</text:p>
          </table:table-cell>
          <table:table-cell table:style-name="ce36" office:value-type="string" calcext:value-type="string" table:number-columns-spanned="2" table:number-rows-spanned="1">
            <text:p>ls -1 /etc/my.cnf.d/server.cnf*</text:p>
          </table:table-cell>
          <table:covered-table-cell table:style-name="ce36"/>
          <table:table-cell table:style-name="ce46"/>
          <table:table-cell table:style-name="ce30" table:number-columns-repeated="1019"/>
          <table:table-cell/>
        </table:table-row>
        <table:table-row table:style-name="ro6">
          <table:table-cell table:style-name="ce17" office:value-type="string" calcext:value-type="string">
            <text:p>install new config</text:p>
          </table:table-cell>
          <table:table-cell table:style-name="ce36"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table:style-name="ce36"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table:style-name="ce46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30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the content</text:p>
          </table:table-cell>
          <table:table-cell table:style-name="ce36" office:value-type="string" calcext:value-type="string" table:number-columns-spanned="2" table:number-rows-spanned="1">
            <text:p>cat /etc/my.cnf.d/server.cnf</text:p>
          </table:table-cell>
          <table:covered-table-cell table:style-name="ce36"/>
          <table:table-cell table:style-name="ce46"/>
          <table:table-cell table:style-name="ce30" table:number-columns-repeated="1019"/>
          <table:table-cell/>
        </table:table-row>
        <table:table-row table:style-name="ro1">
          <table:table-cell table:style-name="ce17" office:value-type="string" calcext:value-type="string">
            <text:p>start the maridb server</text:p>
          </table:table-cell>
          <table:table-cell table:style-name="ce36" office:value-type="string" calcext:value-type="string" table:number-columns-spanned="2" table:number-rows-spanned="1">
            <text:p>systemctl restart mariadb</text:p>
          </table:table-cell>
          <table:covered-table-cell table:style-name="ce36"/>
          <table:table-cell table:style-name="ce46" office:value-type="string" calcext:value-type="string">
            <text:p>ps aux|grep [m]ysql</text:p>
          </table:table-cell>
          <table:table-cell table:style-name="ce30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status</text:p>
          </table:table-cell>
          <table:table-cell table:style-name="ce36" office:value-type="string" calcext:value-type="string" table:number-columns-spanned="2" table:number-rows-spanned="1">
            <text:p>systemctl status mariadb</text:p>
          </table:table-cell>
          <table:covered-table-cell table:style-name="ce36"/>
          <table:table-cell table:style-name="ce46"/>
          <table:table-cell table:style-name="ce30" table:number-columns-repeated="1019"/>
          <table:table-cell/>
        </table:table-row>
        <table:table-row table:style-name="ro1">
          <table:table-cell table:style-name="ce17" office:value-type="string" calcext:value-type="string">
            <text:p>enable after reboot</text:p>
          </table:table-cell>
          <table:table-cell table:style-name="ce36" office:value-type="string" calcext:value-type="string" table:number-columns-spanned="2" table:number-rows-spanned="1">
            <text:p>systemctl enable mariadb</text:p>
          </table:table-cell>
          <table:covered-table-cell table:style-name="ce36"/>
          <table:table-cell table:style-name="ce46"/>
          <table:table-cell table:style-name="ce30" table:number-columns-repeated="1019"/>
          <table:table-cell/>
        </table:table-row>
        <table:table-row table:style-name="ro5">
          <table:table-cell table:style-name="ce17" office:value-type="string" calcext:value-type="string">
            <text:p>check if the database understand the server id’s</text:p>
          </table:table-cell>
          <table:table-cell table:style-name="ce36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36" office:value-type="string" calcext:value-type="string">
            <text:p>mysql &lt;&lt;&lt; 'show variables like "server_id";'</text:p>
          </table:covered-table-cell>
          <table:table-cell table:style-name="ce48" office:value-type="string" calcext:value-type="string">
            <text:p>this must be different on each node</text:p>
          </table:table-cell>
          <table:table-cell table:style-name="ce30" table:number-columns-repeated="1019"/>
          <table:table-cell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backup and import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92.168.56.101) default</text:p>
          </table:table-cell>
          <table:table-cell table:style-name="ce6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set the existing tables in read only mode.</text:p>
          </table:table-cell>
          <table:table-cell table:style-name="ce36" office:value-type="string" calcext:value-type="string">
            <text:p>mysql &lt;&lt;&lt; 'FLUSH TABLES WITH READ LOCK;'</text:p>
          </table:table-cell>
          <table:table-cell table:style-name="ce36"/>
          <table:table-cell table:style-name="ce48" office:value-type="string" calcext:value-type="string">
            <text:p>This will not apply for new tables. We will remove read only at the end of instruction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ove to home dir</text:p>
          </table:table-cell>
          <table:table-cell table:style-name="ce36" office:value-type="string" calcext:value-type="string">
            <text:p>cd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create backup</text:p>
          </table:table-cell>
          <table:table-cell table:style-name="ce36" office:value-type="string" calcext:value-type="string">
            <text:p>mysqldump --master-data --gtid --all-databases &gt; backup.sql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push backup to second node</text:p>
          </table:table-cell>
          <table:table-cell table:style-name="ce36" office:value-type="string" calcext:value-type="string">
            <text:p>scp ~/backup.sql root@192.168.56.102:~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nter root pasword for second node</text:p>
          </table:table-cell>
          <table:table-cell table:style-name="ce36" office:value-type="string" calcext:value-type="string">
            <text:p>zabbix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7">
          <table:table-cell table:style-name="ce17" office:value-type="string" calcext:value-type="string">
            <text:p>allow second node to be able to connect to first</text:p>
          </table:table-cell>
          <table:table-cell table:style-name="ce36"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style-name="ce36"/>
          <table:table-cell table:style-name="ce46" office:value-type="string" calcext:value-type="string">
            <text:p>assign permissions to IP</text:p>
          </table:table-cell>
          <table:table-cell table:style-name="ce61" table:number-columns-repeated="1019"/>
          <table:table-cell/>
        </table:table-row>
        <table:table-row table:style-name="ro7">
          <table:table-cell table:style-name="ce17"/>
          <table:table-cell table:style-name="ce36" office:value-type="string" calcext:value-type="string">
            <text:p>mysql &lt;&lt;&lt; 'GRANT REPLICATION SLAVE ON *.* TO "replicator"@"db2.org.lan" identified by "replicator"; FLUSH PRIVILEGES;'</text:p>
          </table:table-cell>
          <table:table-cell table:style-name="ce36"/>
          <table:table-cell table:style-name="ce46" office:value-type="string" calcext:value-type="string">
            <text:p>assign permissions to DNS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test if we can access node1</text:p>
          </table:table-cell>
          <table:table-cell table:style-name="ce36"/>
          <table:table-cell table:style-name="ce36" office:value-type="string" calcext:value-type="string">
            <text:p>mysql -ureplicator -preplicator -h192.168.56.101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xit the database client</text:p>
          </table:table-cell>
          <table:table-cell table:style-name="ce36"/>
          <table:table-cell table:style-name="ce36" office:value-type="string" calcext:value-type="string">
            <text:p>exit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ove to home dir</text:p>
          </table:table-cell>
          <table:table-cell table:style-name="ce36"/>
          <table:table-cell table:style-name="ce36" office:value-type="string" calcext:value-type="string">
            <text:p>cd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restore from backup</text:p>
          </table:table-cell>
          <table:table-cell table:style-name="ce36"/>
          <table:table-cell table:style-name="ce36" office:value-type="string" calcext:value-type="string">
            <text:p>cat backup.sql | mysql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lave conf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92.168.56.101) default</text:p>
          </table:table-cell>
          <table:table-cell table:style-name="ce6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48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2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48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48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6:15:43.0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4T17:37:35.308000000</dc:date>
    <meta:editing-duration>PT9H40M25S</meta:editing-duration>
    <meta:editing-cycles>60</meta:editing-cycles>
    <meta:generator>LibreOffice/6.0.4.2$Windows_X86_64 LibreOffice_project/9b0d9b32d5dcda91d2f1a96dc04c645c450872bf</meta:generator>
    <meta:document-statistic meta:table-count="5" meta:cell-count="146" meta:object-count="0"/>
  </office:meta>
</office:document-meta>
</file>